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17.004cm" fo:margin-left="0cm" style:page-number="auto" fo:break-before="page" table:align="left" style:shadow="none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a2.A" style:family="table-column">
      <style:table-column-properties style:column-width="1.094cm" style:rel-column-width="620*"/>
    </style:style>
    <style:style style:name="Tabla2.B" style:family="table-column">
      <style:table-column-properties style:column-width="15.907cm" style:rel-column-width="9018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10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B11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52b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629639238656">
          <table:table-cell table:style-name="Tabla1.A1" table:number-columns-spanned="2" office:value-type="string">
            <text:p text:style-name="P10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7"><text:s text:c="3"/>Tema:</text:p>
            <text:p text:style-name="P7"/>
          </table:table-cell>
          <table:table-cell table:style-name="Tabla1.B2" office:value-type="string">
            <text:p text:style-name="P6"/>
            <text:p text:style-name="P6"><text:s text:c="3"/>NºActa: <text:span text:style-name="T1">01</text:span></text:p>
          </table:table-cell>
        </table:table-row>
        <table:table-row table:style-name="Tabla1.3">
          <table:table-cell table:style-name="Tabla1.A3" office:value-type="string">
            <text:p text:style-name="P6"><text:s text:c="3"/>Fecha y hora: <text:span text:style-name="T1">28/09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629639238656">
          <table:table-cell table:style-name="Tabla1.A4" office:value-type="string">
            <text:p text:style-name="P6"><text:s text:c="3"/>Participantes: <text:span text:style-name="T1">Airam, Ander, Mario</text:span></text:p>
            <text:p text:style-name="P6"><text:span text:style-name="T1"/></text:p>
          </table:table-cell>
          <table:table-cell table:style-name="Tabla1.B4">
            <text:p text:style-name="P5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629735952624">
          <table:table-cell table:style-name="Tabla2.A1" table:number-columns-spanned="2" office:value-type="string">
            <text:p text:style-name="P9">ORDEN DEL DÏ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2">2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2">3</text:span></text:p>
          </table:table-cell>
          <table:table-cell table:style-name="Tabla2.B4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2">4</text:span></text:p>
          </table:table-cell>
          <table:table-cell table:style-name="Tabla2.B5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2">5</text:span></text:p>
          </table:table-cell>
          <table:table-cell table:style-name="Tabla2.B6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2">6</text:span></text:p>
          </table:table-cell>
          <table:table-cell table:style-name="Tabla2.B7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2">7</text:span></text:p>
          </table:table-cell>
          <table:table-cell table:style-name="Tabla2.B8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2">8</text:span></text:p>
          </table:table-cell>
          <table:table-cell table:style-name="Tabla2.B9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2">9</text:span></text:p>
          </table:table-cell>
          <table:table-cell table:style-name="Tabla2.B10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2">0</text:span></text:p>
          </table:table-cell>
          <table:table-cell table:style-name="Tabla2.B11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8">Comentarios adicionales:</text:p>
            <text:p text:style-name="P8"/>
            <text:p text:style-name="P8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Lista_20_azul.1" style:display-name="Lista azul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09-28T13:04:16.454923692</dc:date>
    <meta:editing-duration>PT2M20S</meta:editing-duration>
    <meta:editing-cycles>1</meta:editing-cycles>
    <meta:document-statistic meta:table-count="2" meta:image-count="0" meta:object-count="0" meta:page-count="1" meta:paragraph-count="17" meta:word-count="32" meta:character-count="185" meta:non-whitespace-character-count="158"/>
    <meta:generator>LibreOffice/6.4.7.2$Linux_X86_64 LibreOffice_project/40$Build-2</meta:generator>
  </office:meta>
</office:document-meta>
</file>